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pix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1"/>
        <table:table-column table:style-name="co7" table:number-columns-repeated="3" table:default-cell-style-name="ce1"/>
        <table:table-column table:style-name="co6" table:number-columns-repeated="2" table:default-cell-style-name="ce1"/>
        <table:table-row table:style-name="ro1">
          <table:table-cell/>
          <table:table-cell office:value-type="string" calcext:value-type="string">
            <text:p>V1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tab_out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Default" office:value-type="string" calcext:value-type="string">
            <text:p>beta0</text:p>
          </table:table-cell>
          <table:table-cell table:style-name="Default" table:number-columns-repeated="2"/>
          <table:table-cell table:style-name="Default" office:value-type="string" calcext:value-type="string">
            <text:p>sigbma0</text:p>
          </table:table-cell>
          <table:table-cell table:style-name="Default" office:value-type="string" calcext:value-type="string">
            <text:p>beta1</text:p>
          </table:table-cell>
          <table:table-cell table:style-name="Default" table:number-columns-repeated="2"/>
          <table:table-cell table:style-name="Default" office:value-type="string" calcext:value-type="string">
            <text:p>sigma1</text:p>
          </table:table-cell>
          <table:table-cell table:style-name="Default"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pix</text:p>
          </table:table-cell>
          <table:table-cell office:value-type="float" office:value="20230501" calcext:value-type="float">
            <text:p>20230501</text:p>
          </table:table-cell>
          <table:table-cell office:value-type="float" office:value="262030" calcext:value-type="float">
            <text:p>262030</text:p>
          </table:table-cell>
          <table:table-cell office:value-type="float" office:value="3707" calcext:value-type="float">
            <text:p>3707</text:p>
          </table:table-cell>
          <table:table-cell office:value-type="float" office:value="0.23596417408449" calcext:value-type="float">
            <text:p>0,23596</text:p>
          </table:table-cell>
          <table:table-cell table:formula="of:=[.F3]-1.96*[.I3]" office:value-type="float" office:value="0.210605409029581" calcext:value-type="float">
            <text:p>0,21061</text:p>
          </table:table-cell>
          <table:table-cell table:formula="of:=[.F3]+1.96*[.I3]" office:value-type="float" office:value="0.261322939139399" calcext:value-type="float">
            <text:p>0,26132</text:p>
          </table:table-cell>
          <table:table-cell office:value-type="float" office:value="0.0129381454361782" calcext:value-type="float">
            <text:p>0,01294</text:p>
          </table:table-cell>
          <table:table-cell office:value-type="float" office:value="-0.00435020799898286" calcext:value-type="float">
            <text:p>-0,00435</text:p>
          </table:table-cell>
          <table:table-cell table:formula="of:=[.J3]-1.96*[.M3]" office:value-type="float" office:value="-0.0044481228502859" calcext:value-type="float">
            <text:p>-0,00445</text:p>
          </table:table-cell>
          <table:table-cell table:formula="of:=[.J3]+1.96*[.M3]" office:value-type="float" office:value="-0.00425229314767982" calcext:value-type="float">
            <text:p>-0,00425</text:p>
          </table:table-cell>
          <table:table-cell office:value-type="float" office:value="0.0000499565567872663" calcext:value-type="float">
            <text:p>0,00005</text:p>
          </table:table-cell>
          <table:table-cell office:value-type="float" office:value="0.0243629015868928" calcext:value-type="float">
            <text:p>0,024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pix</text:p>
          </table:table-cell>
          <table:table-cell office:value-type="float" office:value="20230618" calcext:value-type="float">
            <text:p>20230618</text:p>
          </table:table-cell>
          <table:table-cell office:value-type="float" office:value="262030" calcext:value-type="float">
            <text:p>262030</text:p>
          </table:table-cell>
          <table:table-cell office:value-type="float" office:value="3707" calcext:value-type="float">
            <text:p>3707</text:p>
          </table:table-cell>
          <table:table-cell office:value-type="float" office:value="0.249618369423801" calcext:value-type="float">
            <text:p>0,24962</text:p>
          </table:table-cell>
          <table:table-cell table:formula="of:=[.F4]-1.96*[.I4]" office:value-type="float" office:value="0.229175422630045" calcext:value-type="float">
            <text:p>0,22918</text:p>
          </table:table-cell>
          <table:table-cell table:formula="of:=[.F4]+1.96*[.I4]" office:value-type="float" office:value="0.270061316217557" calcext:value-type="float">
            <text:p>0,27006</text:p>
          </table:table-cell>
          <table:table-cell office:value-type="float" office:value="0.0104300748947733" calcext:value-type="float">
            <text:p>0,01043</text:p>
          </table:table-cell>
          <table:table-cell office:value-type="float" office:value="-0.00422416243380742" calcext:value-type="float">
            <text:p>-0,00422</text:p>
          </table:table-cell>
          <table:table-cell table:formula="of:=[.J4]-1.96*[.M4]" office:value-type="float" office:value="-0.00430309640757043" calcext:value-type="float">
            <text:p>-0,00430</text:p>
          </table:table-cell>
          <table:table-cell table:formula="of:=[.J4]+1.96*[.M4]" office:value-type="float" office:value="-0.00414522846004441" calcext:value-type="float">
            <text:p>-0,00415</text:p>
          </table:table-cell>
          <table:table-cell office:value-type="float" office:value="0.0000402724355933732" calcext:value-type="float">
            <text:p>0,00004</text:p>
          </table:table-cell>
          <table:table-cell office:value-type="float" office:value="0.0196401323094373" calcext:value-type="float">
            <text:p>0,0196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pix</text:p>
          </table:table-cell>
          <table:table-cell office:value-type="float" office:value="20230709" calcext:value-type="float">
            <text:p>20230709</text:p>
          </table:table-cell>
          <table:table-cell office:value-type="float" office:value="262030" calcext:value-type="float">
            <text:p>262030</text:p>
          </table:table-cell>
          <table:table-cell office:value-type="float" office:value="3707" calcext:value-type="float">
            <text:p>3707</text:p>
          </table:table-cell>
          <table:table-cell office:value-type="float" office:value="0.251941691173301" calcext:value-type="float">
            <text:p>0,25194</text:p>
          </table:table-cell>
          <table:table-cell table:formula="of:=[.F5]-1.96*[.I5]" office:value-type="float" office:value="0.230821619656285" calcext:value-type="float">
            <text:p>0,23082</text:p>
          </table:table-cell>
          <table:table-cell table:formula="of:=[.F5]+1.96*[.I5]" office:value-type="float" office:value="0.273061762690317" calcext:value-type="float">
            <text:p>0,27306</text:p>
          </table:table-cell>
          <table:table-cell office:value-type="float" office:value="0.0107755466923551" calcext:value-type="float">
            <text:p>0,01078</text:p>
          </table:table-cell>
          <table:table-cell office:value-type="float" office:value="-0.00427687779338594" calcext:value-type="float">
            <text:p>-0,00428</text:p>
          </table:table-cell>
          <table:table-cell table:formula="of:=[.J5]-1.96*[.M5]" office:value-type="float" office:value="-0.00435750637415542" calcext:value-type="float">
            <text:p>-0,00436</text:p>
          </table:table-cell>
          <table:table-cell table:formula="of:=[.J5]+1.96*[.M5]" office:value-type="float" office:value="-0.00419624921261646" calcext:value-type="float">
            <text:p>-0,00420</text:p>
          </table:table-cell>
          <table:table-cell office:value-type="float" office:value="0.0000411370310048355" calcext:value-type="float">
            <text:p>0,00004</text:p>
          </table:table-cell>
          <table:table-cell office:value-type="float" office:value="0.0202193424522407" calcext:value-type="float">
            <text:p>0,0202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pix</text:p>
          </table:table-cell>
          <table:table-cell office:value-type="float" office:value="20230920" calcext:value-type="float">
            <text:p>20230920</text:p>
          </table:table-cell>
          <table:table-cell office:value-type="float" office:value="263569" calcext:value-type="float">
            <text:p>263569</text:p>
          </table:table-cell>
          <table:table-cell office:value-type="float" office:value="3707" calcext:value-type="float">
            <text:p>3707</text:p>
          </table:table-cell>
          <table:table-cell office:value-type="float" office:value="0.190221825696433" calcext:value-type="float">
            <text:p>0,19022</text:p>
          </table:table-cell>
          <table:table-cell table:formula="of:=[.F6]-1.96*[.I6]" office:value-type="float" office:value="0.167451549914875" calcext:value-type="float">
            <text:p>0,16745</text:p>
          </table:table-cell>
          <table:table-cell table:formula="of:=[.F6]+1.96*[.I6]" office:value-type="float" office:value="0.212992101477991" calcext:value-type="float">
            <text:p>0,21299</text:p>
          </table:table-cell>
          <table:table-cell office:value-type="float" office:value="0.0116174876436519" calcext:value-type="float">
            <text:p>0,01162</text:p>
          </table:table-cell>
          <table:table-cell office:value-type="float" office:value="-0.00427201225135496" calcext:value-type="float">
            <text:p>-0,00427</text:p>
          </table:table-cell>
          <table:table-cell table:formula="of:=[.J6]-1.96*[.M6]" office:value-type="float" office:value="-0.00435894069847302" calcext:value-type="float">
            <text:p>-0,00436</text:p>
          </table:table-cell>
          <table:table-cell table:formula="of:=[.J6]+1.96*[.M6]" office:value-type="float" office:value="-0.0041850838042369" calcext:value-type="float">
            <text:p>-0,00419</text:p>
          </table:table-cell>
          <table:table-cell office:value-type="float" office:value="0.0000443512485296234" calcext:value-type="float">
            <text:p>0,00004</text:p>
          </table:table-cell>
          <table:table-cell office:value-type="float" office:value="0.0217991687854061" calcext:value-type="float">
            <text:p>0,0218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pix</text:p>
          </table:table-cell>
          <table:table-cell office:value-type="float" office:value="20231105" calcext:value-type="float">
            <text:p>20231105</text:p>
          </table:table-cell>
          <table:table-cell office:value-type="float" office:value="263569" calcext:value-type="float">
            <text:p>263569</text:p>
          </table:table-cell>
          <table:table-cell office:value-type="float" office:value="3707" calcext:value-type="float">
            <text:p>3707</text:p>
          </table:table-cell>
          <table:table-cell office:value-type="float" office:value="0.211816192473538" calcext:value-type="float">
            <text:p>0,21182</text:p>
          </table:table-cell>
          <table:table-cell table:formula="of:=[.F7]-1.96*[.I7]" office:value-type="float" office:value="0.191367934050397" calcext:value-type="float">
            <text:p>0,19137</text:p>
          </table:table-cell>
          <table:table-cell table:formula="of:=[.F7]+1.96*[.I7]" office:value-type="float" office:value="0.232264450896679" calcext:value-type="float">
            <text:p>0,23226</text:p>
          </table:table-cell>
          <table:table-cell office:value-type="float" office:value="0.0104327849097657" calcext:value-type="float">
            <text:p>0,01043</text:p>
          </table:table-cell>
          <table:table-cell office:value-type="float" office:value="-0.00398462677865062" calcext:value-type="float">
            <text:p>-0,00398</text:p>
          </table:table-cell>
          <table:table-cell table:formula="of:=[.J7]-1.96*[.M7]" office:value-type="float" office:value="-0.0040617339030979" calcext:value-type="float">
            <text:p>-0,00406</text:p>
          </table:table-cell>
          <table:table-cell table:formula="of:=[.J7]+1.96*[.M7]" office:value-type="float" office:value="-0.00390751965420334" calcext:value-type="float">
            <text:p>-0,00391</text:p>
          </table:table-cell>
          <table:table-cell office:value-type="float" office:value="0.0000393403696159568" calcext:value-type="float">
            <text:p>0,00004</text:p>
          </table:table-cell>
          <table:table-cell office:value-type="float" office:value="0.0195989875792822" calcext:value-type="float">
            <text:p>0,0196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pix</text:p>
          </table:table-cell>
          <table:table-cell office:value-type="float" office:value="20231209" calcext:value-type="float">
            <text:p>20231209</text:p>
          </table:table-cell>
          <table:table-cell office:value-type="float" office:value="263569" calcext:value-type="float">
            <text:p>263569</text:p>
          </table:table-cell>
          <table:table-cell office:value-type="float" office:value="3707" calcext:value-type="float">
            <text:p>3707</text:p>
          </table:table-cell>
          <table:table-cell office:value-type="float" office:value="0.169818495051721" calcext:value-type="float">
            <text:p>0,16982</text:p>
          </table:table-cell>
          <table:table-cell table:formula="of:=[.F8]-1.96*[.I8]" office:value-type="float" office:value="0.151364499592875" calcext:value-type="float">
            <text:p>0,15136</text:p>
          </table:table-cell>
          <table:table-cell table:formula="of:=[.F8]+1.96*[.I8]" office:value-type="float" office:value="0.188272490510567" calcext:value-type="float">
            <text:p>0,18827</text:p>
          </table:table-cell>
          <table:table-cell office:value-type="float" office:value="0.00941530380553355" calcext:value-type="float">
            <text:p>0,00942</text:p>
          </table:table-cell>
          <table:table-cell office:value-type="float" office:value="-0.00404368184287653" calcext:value-type="float">
            <text:p>-0,00404</text:p>
          </table:table-cell>
          <table:table-cell table:formula="of:=[.J8]-1.96*[.M8]" office:value-type="float" office:value="-0.00411326891943579" calcext:value-type="float">
            <text:p>-0,00411</text:p>
          </table:table-cell>
          <table:table-cell table:formula="of:=[.J8]+1.96*[.M8]" office:value-type="float" office:value="-0.00397409476631727" calcext:value-type="float">
            <text:p>-0,00397</text:p>
          </table:table-cell>
          <table:table-cell office:value-type="float" office:value="0.0000355036104894196" calcext:value-type="float">
            <text:p>0,00004</text:p>
          </table:table-cell>
          <table:table-cell office:value-type="float" office:value="0.0176875516878614" calcext:value-type="float">
            <text:p>0,0176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pix</text:p>
          </table:table-cell>
          <table:table-cell office:value-type="float" office:value="20240121" calcext:value-type="float">
            <text:p>20240121</text:p>
          </table:table-cell>
          <table:table-cell office:value-type="float" office:value="263569" calcext:value-type="float">
            <text:p>263569</text:p>
          </table:table-cell>
          <table:table-cell office:value-type="float" office:value="3707" calcext:value-type="float">
            <text:p>3707</text:p>
          </table:table-cell>
          <table:table-cell office:value-type="float" office:value="0.185479886204616" calcext:value-type="float">
            <text:p>0,18548</text:p>
          </table:table-cell>
          <table:table-cell table:formula="of:=[.F9]-1.96*[.I9]" office:value-type="float" office:value="0.172212007074801" calcext:value-type="float">
            <text:p>0,17221</text:p>
          </table:table-cell>
          <table:table-cell table:formula="of:=[.F9]+1.96*[.I9]" office:value-type="float" office:value="0.198747765334431" calcext:value-type="float">
            <text:p>0,19875</text:p>
          </table:table-cell>
          <table:table-cell office:value-type="float" office:value="0.00676932608664008" calcext:value-type="float">
            <text:p>0,00677</text:p>
          </table:table-cell>
          <table:table-cell office:value-type="float" office:value="-0.00411576504543371" calcext:value-type="float">
            <text:p>-0,00412</text:p>
          </table:table-cell>
          <table:table-cell table:formula="of:=[.J9]-1.96*[.M9]" office:value-type="float" office:value="-0.00416579610363162" calcext:value-type="float">
            <text:p>-0,00417</text:p>
          </table:table-cell>
          <table:table-cell table:formula="of:=[.J9]+1.96*[.M9]" office:value-type="float" office:value="-0.0040657339872358" calcext:value-type="float">
            <text:p>-0,00407</text:p>
          </table:table-cell>
          <table:table-cell office:value-type="float" office:value="0.0000255260501009735" calcext:value-type="float">
            <text:p>0,00003</text:p>
          </table:table-cell>
          <table:table-cell office:value-type="float" office:value="0.0127168286358498" calcext:value-type="float">
            <text:p>0,0127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pix</text:p>
          </table:table-cell>
          <table:table-cell office:value-type="float" office:value="20240121" calcext:value-type="float">
            <text:p>20240121</text:p>
          </table:table-cell>
          <table:table-cell office:value-type="float" office:value="263569" calcext:value-type="float">
            <text:p>263569</text:p>
          </table:table-cell>
          <table:table-cell office:value-type="float" office:value="3708" calcext:value-type="float">
            <text:p>3708</text:p>
          </table:table-cell>
          <table:table-cell office:value-type="float" office:value="0.192916687116672" calcext:value-type="float">
            <text:p>0,19292</text:p>
          </table:table-cell>
          <table:table-cell table:formula="of:=[.F10]-1.96*[.I10]" office:value-type="float" office:value="0.167501248354884" calcext:value-type="float">
            <text:p>0,16750</text:p>
          </table:table-cell>
          <table:table-cell table:formula="of:=[.F10]+1.96*[.I10]" office:value-type="float" office:value="0.21833212587846" calcext:value-type="float">
            <text:p>0,21833</text:p>
          </table:table-cell>
          <table:table-cell office:value-type="float" office:value="0.012967060592749" calcext:value-type="float">
            <text:p>0,01297</text:p>
          </table:table-cell>
          <table:table-cell office:value-type="float" office:value="-0.00383899221823391" calcext:value-type="float">
            <text:p>-0,00384</text:p>
          </table:table-cell>
          <table:table-cell table:formula="of:=[.J10]-1.96*[.M10]" office:value-type="float" office:value="-0.00393482978830636" calcext:value-type="float">
            <text:p>-0,00393</text:p>
          </table:table-cell>
          <table:table-cell table:formula="of:=[.J10]+1.96*[.M10]" office:value-type="float" office:value="-0.00374315464816146" calcext:value-type="float">
            <text:p>-0,00374</text:p>
          </table:table-cell>
          <table:table-cell office:value-type="float" office:value="0.000048896719424719" calcext:value-type="float">
            <text:p>0,00005</text:p>
          </table:table-cell>
          <table:table-cell office:value-type="float" office:value="0.0243598676379494" calcext:value-type="float">
            <text:p>0,02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3-14T20:07:24.740000000</dc:date>
    <meta:editing-duration>PT32M12S</meta:editing-duration>
    <meta:editing-cycles>2</meta:editing-cycles>
    <meta:generator>LibreOffice/6.4.7.2$Windows_X86_64 LibreOffice_project/639b8ac485750d5696d7590a72ef1b496725cfb5</meta:generator>
    <meta:document-statistic meta:table-count="1" meta:cell-count="120" meta:object-count="0"/>
  </office:meta>
</office:document-meta>
</file>